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office:value-type="float" office:value="2.01333333333333" calcext:value-type="float">
            <text:p>2.01333</text:p>
          </table:table-cell>
          <table:table-cell office:value-type="float" office:value="1.28" calcext:value-type="float">
            <text:p>1.2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3333333333333" calcext:value-type="float">
            <text:p>2.8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3333333333333" calcext:value-type="float">
            <text:p>4.3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1333333333333" calcext:value-type="float">
            <text:p>3.31333</text:p>
          </table:table-cell>
          <table:table-cell office:value-type="float" office:value="1.68" calcext:value-type="float">
            <text:p>1.68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666666666667" calcext:value-type="float">
            <text:p>3.96667</text:p>
          </table:table-cell>
          <table:table-cell office:value-type="float" office:value="1.53333333333333" calcext:value-type="float">
            <text:p>1.5333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03333333333333" calcext:value-type="float">
            <text:p>1.03333</text:p>
          </table:table-cell>
          <table:table-cell office:value-type="float" office:value="1.06666666666667" calcext:value-type="float">
            <text:p>1.0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2.72" calcext:value-type="float">
            <text:p>2.72</text:p>
          </table:table-cell>
          <table:table-cell office:value-type="float" office:value="2.64" calcext:value-type="float">
            <text:p>2.6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6666666666667" calcext:value-type="float">
            <text:p>2.76667</text:p>
          </table:table-cell>
          <table:table-cell office:value-type="float" office:value="1.93333333333333" calcext:value-type="float">
            <text:p>1.93333</text:p>
          </table:table-cell>
          <table:table-cell office:value-type="float" office:value="1.56" calcext:value-type="float">
            <text:p>1.5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22:38:02.807185385</dc:date>
    <meta:document-statistic meta:table-count="1" meta:cell-count="1217" meta:object-count="0"/>
    <meta:generator>LibreOffice/4.2.8.2$Linux_X86_64 LibreOffice_project/420m0$Build-2</meta:generator>
  </office:meta>
</office:document-meta>
</file>